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/>
    </style:style>
    <style:style style:family="text" style:name="a3">
      <style:text-properties fo:font-variant="normal" fo:text-transform="none" fo:color="#4d494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d494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4d494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/>
          <table:table-cell table:style-name="ce1">
            <draw:g draw:z-index="1" draw:name="Gráfico 2" draw:id="id2" draw:style-name="a8">
              <svg:title/>
              <svg:desc/>
              <draw:frame draw:id="id3" draw:style-name="a9" svg:x="0.26042in" svg:y="0.16146in" svg:width="9.32292in" svg:height="4.42188in" style:rel-width="scale" style:rel-height="scale">
                <draw:object xlink:href="Object 1/" xlink:type="simple" xlink:show="embed" xlink:actuate="onLoad"/>
              </draw:frame>
              <draw:frame draw:id="id0" draw:style-name="a2" draw:name="CuadroTexto 3" svg:x="7.09375in" svg:y="0.54167in" svg:width="1in" svg:height="1in">
                <draw:text-box>
                  <text:p text:style-name="a1" text:class-names="" text:cond-style-name=""><text:span text:style-name="a0" text:class-names=""/></text:p>
                </draw:text-box>
                <svg:title/>
                <svg:desc/>
              </draw:frame>
              <draw:frame draw:id="id1" draw:style-name="a7" draw:name="CuadroTexto 4" svg:x="6.76042in" svg:y="0.51042in" svg:width="1in" svg:height="1in">
                <draw:text-box>
                  <text:p text:style-name="a6" text:class-names="" text:cond-style-name=""><text:span text:style-name="a3" text:class-names="">15<text:s text:c="1"/></text:span><text:span text:style-name="a4" text:class-names="">Programmers</text:span><text:span text:style-name="a5" text:class-names=""/></text:p>
                </draw:text-box>
                <svg:title/>
                <svg:desc/>
              </draw:frame>
            </draw:g>
          </table:table-cell>
          <table:table-cell table:number-columns-repeated="16382"/>
        </table:table-row>
        <table:table-row table:style-name="ro1">
          <table:table-cell office:value-type="string" table:style-name="ce1">
            <text:p>1€ - 3 €</text:p>
          </table:table-cell>
          <table:table-cell office:value-type="percentage" office:value="0.1" table:style-name="ce2">
            <text:p>1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€ - 5 €</text:p>
          </table:table-cell>
          <table:table-cell office:value-type="percentage" office:value="0.7" table:style-name="ce2">
            <text:p>7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€ - 7 €</text:p>
          </table:table-cell>
          <table:table-cell office:value-type="percentage" office:value="0.05" table:style-name="ce2">
            <text:p>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€ - 10€</text:p>
          </table:table-cell>
          <table:table-cell office:value-type="percentage" office:value="0.15" table:style-name="ce2">
            <text:p>15%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alejandro roman rodriguez</meta:initial-creator>
    <dc:creator>alejandro roman rodriguez</dc:creator>
    <meta:creation-date>2018-05-01T14:07:49Z</meta:creation-date>
    <dc:date>2018-05-01T14:47:4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">
      <style:chart-properties chart:auto-position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3">
      <style:chart-properties chart:auto-position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c00000" draw:opacity="100%" draw:stroke="solid" svg:stroke-width="0.02431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ff8a1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065a10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8" text:class-names="" text:cond-style-name="">;<text:s text:c="1"/></text:p>
        </chart:label-separator>
      </style:chart-properties>
      <style:graphic-properties draw:fill="solid" draw:fill-color="#0066cc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18.3750393700788pt" svg:width="671.25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Hoja1.$A$2:.$A$5"/>
          </chart:axis>
          <chart:axis chart:dimension="y"/>
          <chart:series chart:values-cell-range-address="Hoja1.$B$2:.$B$5" chart:class="chart:circle" chart:attached-axis="primary-y" chart:style-name="G0S0">
            <chart:data-label chart:style-name="DL00"/>
            <chart:data-point chart:style-name="G0S0P0">
              <chart:data-label svg:x="319.9653543307086pt" svg:y="2.184251968503936pt" chart:style-name="DL000"/>
            </chart:data-point>
            <chart:data-point chart:style-name="G0S0P1">
              <chart:data-label svg:x="390.9353543307087pt" svg:y="215.5431496062992pt" chart:style-name="DL001"/>
            </chart:data-point>
            <chart:data-point chart:style-name="G0S0P2">
              <chart:data-label svg:x="99.65519685039369pt" svg:y="72.50952755905511pt" chart:style-name="DL002"/>
            </chart:data-point>
            <chart:data-point chart:style-name="G0S0P3">
              <chart:data-label svg:x="159.179842519685pt" svg:y="1.441259842519685pt" chart:style-name="DL003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